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9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size="12pt" fo:font-weight="normal" officeooo:rsid="001f1a30" style:font-size-asian="12pt" style:font-weight-asian="normal" style:font-name-complex="Droid Sans" style:font-size-complex="12pt" style:font-weight-complex="normal"/>
    </style:style>
    <style:style style:name="T20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1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2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7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8" style:family="text">
      <style:text-properties style:font-name="Droid Sans" style:font-name-complex="Droid Sans"/>
    </style:style>
    <style:style style:name="T29" style:family="text">
      <style:text-properties style:font-name="Droid Sans" officeooo:rsid="0024a2f7" style:font-name-complex="Droid Sans"/>
    </style:style>
    <style:style style:name="T30" style:family="text">
      <style:text-properties style:font-name="Droid Sans" officeooo:rsid="001fd34e" style:font-name-complex="Droid Sans"/>
    </style:style>
    <style:style style:name="T31" style:family="text">
      <style:text-properties style:font-name="Droid Sans" officeooo:rsid="00277e4b" style:font-name-complex="Droid Sans"/>
    </style:style>
    <style:style style:name="T32" style:family="text">
      <style:text-properties style:font-name="Droid Sans" officeooo:rsid="002cfeca" style:font-name-complex="Droid Sans"/>
    </style:style>
    <style:style style:name="T33" style:family="text">
      <style:text-properties style:font-name="Droid Sans" officeooo:rsid="0033fe79" style:font-name-complex="Droid Sans"/>
    </style:style>
    <style:style style:name="T34" style:family="text">
      <style:text-properties style:font-name="Droid Sans" officeooo:rsid="00277e4b"/>
    </style:style>
    <style:style style:name="T35" style:family="text">
      <style:text-properties officeooo:rsid="00057071"/>
    </style:style>
    <style:style style:name="T36" style:family="text">
      <style:text-properties officeooo:rsid="00090694"/>
    </style:style>
    <style:style style:name="T37" style:family="text">
      <style:text-properties officeooo:rsid="001071db"/>
    </style:style>
    <style:style style:name="T38" style:family="text">
      <style:text-properties officeooo:rsid="00179b8b"/>
    </style:style>
    <style:style style:name="T39" style:family="text">
      <style:text-properties officeooo:rsid="001cdc9c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hamed Shrief</text:p>
      <text:p text:style-name="P4"><text:span text:style-name="T38">Junior</text:span> <text:span text:style-name="T37">Backend </text:span><text:span text:style-name="T39">&amp; </text:span><text:span text:style-name="T37">Frontend developer</text:span></text:p>
      <text:p text:style-name="P8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0">JavaScript &amp; TypeScript </text:p>
        </text:list-item>
        <text:list-item>
          <text:p text:style-name="P12">Nodejs &amp; Express.js</text:p>
        </text:list-item>
        <text:list-item>
          <text:p text:style-name="P10">Postgres, MongoDB <text:span text:style-name="T36">and Redis</text:span></text:p>
        </text:list-item>
        <text:list-item>
          <text:p text:style-name="P13">HTML, CSS and SCSS</text:p>
        </text:list-item>
        <text:list-item>
          <text:p text:style-name="P11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4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7">)</text:span>:</text:p>
      <text:p text:style-name="P5"><text:tab/>It's concerned with Arabic literature. It assumes a business model <text:span text:style-name="T35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8"><text:span text:style-name="T12">My Role: Frontend &amp; Backend development, </text:span><text:span text:style-name="T10">it have 2 versions</text:span><text:span text:style-name="T13">:<text:line-break/></text:span></text:p>
      <text:list text:style-name="L2">
        <text:list-item>
          <text:p text:style-name="P22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5">Tech stack:</text:p>
              <text:list>
                <text:list-item>
                  <text:p text:style-name="P16">TypeScript <text:span text:style-name="T41">with HTML &amp; </text:span><text:span text:style-name="T42">S</text:span><text:span text:style-name="T41">CSS</text:span></text:p>
                </text:list-item>
                <text:list-item>
                  <text:p text:style-name="P16">Astro <text:span text:style-name="T40">&amp; </text:span>Vuejs</text:p>
                </text:list-item>
                <text:list-item>
                  <text:p text:style-name="P25"><text:span text:style-name="T28">Nodejs </text:span><text:span text:style-name="T29">&amp; </text:span><text:span text:style-name="T28">Express.js</text:span></text:p>
                </text:list-item>
                <text:list-item>
                  <text:p text:style-name="P25"><text:span text:style-name="T28">Postgres </text:span><text:span text:style-name="T31">&amp; </text:span><text:span text:style-name="T29">TypeORM </text:span><text:span text:style-name="T31">with </text:span><text:span text:style-name="T30">Redis</text:span></text:p>
                </text:list-item>
              </text:list>
            </text:list-item>
            <text:list-item>
              <text:p text:style-name="P26"><text:span text:style-name="T30">C</text:span><text:span text:style-name="T28">haracteristics: </text:span></text:p>
              <text:list>
                <text:list-item>
                  <text:p text:style-name="P17">JWT authentication &amp; authorization.</text:p>
                </text:list-item>
                <text:list-item>
                  <text:p text:style-name="P26"><text:span text:style-name="T5">Data validation </text:span><text:span text:style-name="T34">with vee-validate &amp; Yup.</text:span></text:p>
                </text:list-item>
                <text:list-item>
                  <text:p text:style-name="P21">Dark/Light Theme.</text:p>
                </text:list-item>
                <text:list-item>
                  <text:p text:style-name="P18">API tests with Mocha &amp; Chai.</text:p>
                </text:list-item>
                <text:list-item>
                  <text:p text:style-name="P18">Using PM2 for process management.</text:p>
                </text:list-item>
              </text:list>
            </text:list-item>
            <text:list-item>
              <text:p text:style-name="P9"><text:span text:style-name="T43">Deploy</text:span><text:span text:style-name="T44">ment</text:span><text:span text:style-name="T43">:</text:span></text:p>
              <text:list>
                <text:list-item>
                  <text:p text:style-name="P9">Frontend deployed on Digital ocean server, on Ubuntu, with Astro's node adapter and Nginx &amp; PM2.</text:p>
                </text:list-item>
                <text:list-item>
                  <text:p text:style-name="P9">Backend deployed on Digital ocean server, on Ubuntu, with Nginx &amp; PM2.</text:p>
                </text:list-item>
                <text:list-item>
                  <text:p text:style-name="P9">Remote Databases managed and deployed on Digital ocean.</text:p>
                </text:list-item>
                <text:list-item>
                  <text:p text:style-name="P9"><text:span text:style-name="T42">M</text:span>anag<text:span text:style-name="T42">ing</text:span> Domains, DNS, SSL, CDNs and on <text:span text:style-name="T42">with CloudFlare</text:span>.<text:line-break/></text:p>
                </text:list-item>
              </text:list>
            </text:list-item>
          </text:list>
        </text:list-item>
        <text:list-item>
          <text:p text:style-name="P27"><text:span text:style-name="T28">“Adeeb أديب ” SPA <text:s/>with </text:span><text:span text:style-name="T32">a </text:span><text:span text:style-name="T28">REST API </text:span><text:span text:style-name="T29">(</text:span><text:a xlink:type="simple" xlink:href="https://github.com/M-Shrief/Adeeb_Vue_TS" text:style-name="Internet_20_link" text:visited-style-name="Visited_20_Internet_20_Link"><text:span text:style-name="T25">Fronten</text:span><text:span text:style-name="T26">d’</text:span><text:span text:style-name="T27">s</text:span><text:span text:style-name="T26"> repo</text:span></text:a><text:span text:style-name="T25"> – </text:span><text:a xlink:type="simple" xlink:href="https://github.com/M-Shrief/Adeeb_ExpressTS" text:style-name="Internet_20_link" text:visited-style-name="Visited_20_Internet_20_Link"><text:span text:style-name="T25">Backen</text:span><text:span text:style-name="T26">d’</text:span><text:span text:style-name="T27">s</text:span><text:span text:style-name="T26"> repo</text:span></text:a><text:span text:style-name="T25">)</text:span></text:p>
          <text:list>
            <text:list-item>
              <text:p text:style-name="P19">Tech Stack: TypeScript, Vuejs, Pinia, vue-router, Nodejs, Express.js with MongDB and Redis</text:p>
            </text:list-item>
            <text:list-item>
              <text:p text:style-name="P26"><text:span text:style-name="T30">C</text:span><text:span text:style-name="T28">haracteristics </text:span><text:span text:style-name="T33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0"><text:span text:style-name="T1">CMU</text:span>, Intro to Database Systems (2022) </text:p>
        </text:list-item>
        <text:list-item>
          <text:p text:style-name="P23"><text:span text:style-name="T20">Redis Uni</text:span><text:span text:style-name="T21">versity</text:span><text:span text:style-name="T2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23"><text:span text:style-name="T3">IBM, </text:span><text:span text:style-name="T35">I</text:span>ntroduction to DevOps</text:p>
        </text:list-item>
        <text:list-item>
          <text:p text:style-name="P24"><text:span text:style-name="T2">IBM</text:span><text:span text:style-name="T35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06T10:45:16.737527816</dc:date>
    <meta:editing-duration>PT5H36M13S</meta:editing-duration>
    <meta:editing-cycles>46</meta:editing-cycles>
    <meta:generator>LibreOffice/7.6.0.3$Linux_X86_64 LibreOffice_project/60$Build-3</meta:generator>
    <meta:print-date>2023-09-06T10:47:51.241224554</meta:print-date>
    <meta:printed-by>PDF files</meta:printed-by>
    <meta:document-statistic meta:table-count="0" meta:image-count="0" meta:object-count="0" meta:page-count="1" meta:paragraph-count="43" meta:word-count="287" meta:character-count="2185" meta:non-whitespace-character-count="1879"/>
  </office:meta>
</office:document-meta>
</file>